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.5cm" svg:x="7.4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8.3cm" svg:height="2.9cm" svg:x="1.5cm" svg:y="3.3cm">
          <text:p text:style-name="P1">Output “this calculation will display the amount of,</text:p>
          <text:p text:style-name="P1">notes and coins that make up the</text:p>
          <text:p text:style-name="P1"><text:s/>whole number of currenc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1cm" svg:y1="2.6cm" svg:x2="10.1cm" svg:y2="3.3cm">
          <text:p/>
        </draw:line>
        <draw:custom-shape draw:style-name="gr1" draw:text-style-name="P1" draw:layer="layout" svg:width="9.2cm" svg:height="1.9cm" svg:x="4.6cm" svg:y="6.8cm">
          <text:p text:style-name="P1">Input valu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768cm" svg:y1="6.188cm" svg:x2="9.8cm" svg:y2="6.9cm">
          <text:p/>
        </draw:line>
        <draw:custom-shape draw:style-name="gr1" draw:text-style-name="P1" draw:layer="layout" svg:width="11.1cm" svg:height="1.9cm" svg:x="4.2cm" svg:y="9.4cm">
          <text:p text:style-name="P1">twenties <text:span text:style-name="T1">←</text:span> value // 2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cm" svg:y1="8.8cm" svg:x2="10cm" svg:y2="9.4cm">
          <text:p/>
        </draw:line>
        <draw:line draw:style-name="gr2" draw:text-style-name="P1" draw:layer="layout" svg:x1="10.6cm" svg:y1="11.1cm" svg:x2="10.7cm" svg:y2="11.7cm">
          <text:p/>
        </draw:line>
        <draw:line draw:style-name="gr2" draw:text-style-name="P1" draw:layer="layout" svg:x1="10.6cm" svg:y1="14.2cm" svg:x2="10.6cm" svg:y2="14.8cm">
          <text:p/>
        </draw:line>
        <draw:custom-shape draw:style-name="gr1" draw:text-style-name="P1" draw:layer="layout" svg:width="12.2cm" svg:height="1.2cm" svg:x="4.4cm" svg:y="11.6cm">
          <text:p text:style-name="P1">Remainder<text:span text:style-name="T1">←</text:span><text:span text:style-name="T2">value % 20</text:span>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1.1cm" svg:height="1.3cm" svg:x="4.9cm" svg:y="13.3cm">
          <text:p text:style-name="P1">tens <text:span text:style-name="T1">←</text:span> remainder // 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1.1cm" svg:height="1.1cm" svg:x="4.8cm" svg:y="15cm">
          <text:p text:style-name="P1">remainder <text:span text:style-name="T1">←</text:span> remainder % 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1.1cm" svg:height="0.9cm" svg:x="4.8cm" svg:y="16.7cm">
          <text:p text:style-name="P1">fives <text:span text:style-name="T1">←</text:span> remainder // 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1.1cm" svg:height="1cm" svg:x="4.8cm" svg:y="18cm">
          <text:p text:style-name="P1">remainder <text:span text:style-name="T1">←</text:span> remainder % 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1.1cm" svg:height="1.3cm" svg:x="4.8cm" svg:y="19.3cm">
          <text:p text:style-name="P1">twos <text:span text:style-name="T1">←</text:span> remainder //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1.1cm" svg:height="1.1cm" svg:x="4.8cm" svg:y="21cm">
          <text:p text:style-name="P1">remainder <text:span text:style-name="T1">←</text:span> remainder %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1.1cm" svg:height="1.3cm" svg:x="4.7cm" svg:y="22.5cm">
          <text:p text:style-name="P1">ones <text:span text:style-name="T1">←</text:span> remainder //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1.1cm" svg:height="1.3cm" svg:x="4.6cm" svg:y="24.2cm">
          <text:p text:style-name="P1">remainder <text:span text:style-name="T1">←</text:span> remainder %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9.1cm" svg:height="3.4cm" svg:x="1.2cm" svg:y="25.9cm">
          <text:p text:style-name="P1">output “the number of £20“ + twenties, “number of £10” + tens,</text:p>
          <text:p text:style-name="P1">“Number of £5” +fives, “Number of £2” + twos,</text:p>
          <text:p text:style-name="P1">“Number of + £1” ones .format (twenties,</text:p>
          <text:p text:style-name="P1">Tens, fives, twos, ones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576cm" svg:y1="11.1cm" svg:x2="10.676cm" svg:y2="11.7cm">
          <text:p/>
        </draw:line>
        <draw:line draw:style-name="gr2" draw:text-style-name="P1" draw:layer="layout" svg:x1="10.576cm" svg:y1="11.1cm" svg:x2="10.676cm" svg:y2="11.7cm">
          <text:p/>
        </draw:line>
        <draw:line draw:style-name="gr2" draw:text-style-name="P1" draw:layer="layout" svg:x1="10.576cm" svg:y1="11.1cm" svg:x2="10.676cm" svg:y2="11.7cm">
          <text:p/>
        </draw:line>
        <draw:line draw:style-name="gr2" draw:text-style-name="P1" draw:layer="layout" svg:x1="11.8cm" svg:y1="13.2cm" svg:x2="11.776cm" svg:y2="13.3cm">
          <text:p/>
        </draw:line>
        <draw:line draw:style-name="gr2" draw:text-style-name="P1" draw:layer="layout" svg:x1="11.1cm" svg:y1="14.6cm" svg:x2="11.2cm" svg:y2="15.2cm">
          <text:p/>
        </draw:line>
        <draw:line draw:style-name="gr2" draw:text-style-name="P1" draw:layer="layout" svg:x1="11.1cm" svg:y1="16.1cm" svg:x2="11.2cm" svg:y2="16.7cm">
          <text:p/>
        </draw:line>
        <draw:line draw:style-name="gr2" draw:text-style-name="P1" draw:layer="layout" svg:x1="11.5cm" svg:y1="17.5cm" svg:x2="11.6cm" svg:y2="18.1cm">
          <text:p/>
        </draw:line>
        <draw:line draw:style-name="gr2" draw:text-style-name="P1" draw:layer="layout" svg:x1="11.5cm" svg:y1="20.5cm" svg:x2="11.6cm" svg:y2="21.1cm">
          <text:p/>
        </draw:line>
        <draw:line draw:style-name="gr2" draw:text-style-name="P1" draw:layer="layout" svg:x1="11.3cm" svg:y1="22.1cm" svg:x2="11.4cm" svg:y2="22.7cm">
          <text:p/>
        </draw:line>
        <draw:line draw:style-name="gr2" draw:text-style-name="P1" draw:layer="layout" svg:x1="11.3cm" svg:y1="23.7cm" svg:x2="11.4cm" svg:y2="24.3cm">
          <text:p/>
        </draw:line>
        <draw:line draw:style-name="gr2" draw:text-style-name="P1" draw:layer="layout" svg:x1="10.7cm" svg:y1="25.4cm" svg:x2="10.8cm" svg:y2="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1:30:15.658000000</meta:creation-date>
    <dc:date>2014-09-22T12:04:32.180000000</dc:date>
    <meta:editing-duration>PT3M56S</meta:editing-duration>
    <meta:editing-cycles>1</meta:editing-cycles>
    <meta:document-statistic meta:object-count="30"/>
    <meta:generator>LibreOffice/4.2.5.2$Windows_x86 LibreOffice_project/61cb170a04bb1f12e77c884eab9192be736ec5f5</meta:generator>
  </office:meta>
</office:document-meta>
</file>